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32pt" style:font-size-asian="28pt" style:font-size-complex="32pt"/>
    </style:style>
    <style:style style:name="P2" style:family="paragraph" style:parent-style-name="Standard">
      <style:paragraph-properties fo:text-align="end" style:justify-single-word="false"/>
      <style:text-properties style:font-name="Sans-serif" fo:font-size="15pt" officeooo:rsid="00046d5f" officeooo:paragraph-rsid="00046d5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officeooo:rsid="00046d5f" officeooo:paragraph-rsid="00046d5f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808080" loext:opacity="100%" style:font-name="Arial" fo:font-size="24pt" officeooo:rsid="00046d5f" officeooo:paragraph-rsid="00046d5f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24pt" officeooo:rsid="00046d5f" officeooo:paragraph-rsid="00046d5f" style:font-size-asian="24pt" style:font-size-complex="24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Sans-serif" fo:font-size="20pt" officeooo:rsid="00046d5f" officeooo:paragraph-rsid="00046d5f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ssignment-03 IoT report</text:p>
      <text:p text:style-name="P4">Ingegneria e Scienze Informatiche</text:p>
      <text:p text:style-name="P5">“Smart Room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Filippo Gurioli – 0000971360</text:p>
      <text:p text:style-name="P2">Silvia Furegato - ??????????</text:p>
      <text:p text:style-name="P2">Tommaso Turci - ??????????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 LibreOffice_project/8061b3e9204bef6b321a21033174034a5e2ea88e</meta:generator>
    <dc:date>2023-02-28T13:36:33.008000000</dc:date>
    <meta:editing-duration>PT28M49S</meta:editing-duration>
    <meta:editing-cycles>3</meta:editing-cycles>
    <meta:document-statistic meta:table-count="0" meta:image-count="0" meta:object-count="0" meta:page-count="2" meta:paragraph-count="6" meta:word-count="20" meta:character-count="151" meta:non-whitespace-character-count="136"/>
  </office:meta>
</office:document-meta>
</file>